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adornments="Regular" style:font-family-generic="modern" style:font-pitch="fixed"/>
    <style:font-face style:name="Noto Sans JP" svg:font-family="'Noto Sans JP'" style:font-family-generic="system" style:font-pitch="variable"/>
    <style:font-face style:name="Quattrocento Sans" svg:font-family="'Quattrocento Sans'"/>
    <style:font-face style:name="STIX Two Math" svg:font-family="'STIX Two Math'" style:font-adornments="Regular" style:font-family-generic="roman" style:font-pitch="variable"/>
    <style:font-face style:name="Segoe UI" svg:font-family="'Segoe UI'"/>
    <style:font-face style:name="Segoe UI1" svg:font-family="'Segoe UI'" style:font-adornments="Regular" style:font-family-generic="swiss" style:font-pitch="variable"/>
    <style:font-face style:name="Segoe UI2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582cm"/>
    </style:style>
    <style:style style:name="co3" style:family="table-column">
      <style:table-column-properties fo:break-before="auto" style:column-width="2.794cm"/>
    </style:style>
    <style:style style:name="co4" style:family="table-column">
      <style:table-column-properties fo:break-before="auto" style:column-width="2.815cm"/>
    </style:style>
    <style:style style:name="co5" style:family="table-column">
      <style:table-column-properties fo:break-before="auto" style:column-width="2.328cm"/>
    </style:style>
    <style:style style:name="co6" style:family="table-column">
      <style:table-column-properties fo:break-before="auto" style:column-width="1.194cm"/>
    </style:style>
    <style:style style:name="co7" style:family="table-column">
      <style:table-column-properties fo:break-before="auto" style:column-width="3.433cm"/>
    </style:style>
    <style:style style:name="co8" style:family="table-column">
      <style:table-column-properties fo:break-before="auto" style:column-width="2.741cm"/>
    </style:style>
    <style:style style:name="co9" style:family="table-column">
      <style:table-column-properties fo:break-before="auto" style:column-width="1.9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97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0000"/>
    <style:style style:name="ce3" style:family="table-cell" style:parent-style-name="Default" style:data-style-name="N10000">
      <style:table-cell-properties fo:wrap-option="wrap"/>
    </style:style>
    <style:style style:name="ce10" style:family="table-cell" style:parent-style-name="Default" style:data-style-name="N10000">
      <style:table-cell-properties fo:wrap-option="wrap"/>
    </style:style>
    <style:style style:name="ce5" style:family="table-cell" style:parent-style-name="Default">
      <style:text-properties style:font-name="Segoe UI2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0100"/>
    <style:style style:name="ce11" style:family="table-cell" style:parent-style-name="Default" style:data-style-name="N10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Quattrocento Sans" fo:font-size="11pt" fo:font-style="normal" fo:text-shadow="none" style:text-underline-style="none" fo:font-weight="normal" style:font-size-asian="11pt" style:font-style-asian="normal" style:font-weight-asian="normal" style:font-name-complex="Quattrocento Sans" style:font-size-complex="11pt" style:font-style-complex="normal" style:font-weight-complex="normal"/>
    </style:style>
    <style:style style:name="ce8" style:family="table-cell" style:parent-style-name="Japanese_20_normal" style:data-style-name="N20100">
      <style:table-cell-properties style:cell-protect="none" style:print-content="true" fo:background-color="transparent" style:vertical-align="automatic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1" table:number-columns-repeated="16373"/>
        <table:table-row table:style-name="ro1">
          <table:table-cell table:style-name="Default" table:number-columns-repeated="7"/>
          <table:table-cell table:style-name="ce5" office:value-type="string" calcext:value-type="string">
            <text:p>Comparison</text:p>
          </table:table-cell>
          <table:table-cell table:style-name="Default" table:number-columns-repeated="16376"/>
        </table:table-row>
        <table:table-row table:style-name="ro2">
          <table:table-cell office:value-type="string" calcext:value-type="string">
            <text:p>Input</text:p>
          </table:table-cell>
          <table:table-cell table:style-name="Spanish" office:value-type="string" calcext:value-type="string">
            <text:p>Señor</text:p>
          </table:table-cell>
          <table:table-cell office:value-type="string" calcext:value-type="string">
            <text:p>Unicode points</text:p>
          </table:table-cell>
          <table:table-cell table:style-name="ce3" office:value-type="string" calcext:value-type="string" table:number-columns-spanned="2" table:number-rows-spanned="1">
            <text:p>U+0053 U+0065 U+00f1 U+006f U+0072</text:p>
          </table:table-cell>
          <table:covered-table-cell/>
          <table:table-cell table:number-columns-repeated="2"/>
          <table:table-cell table:style-name="ce6" office:value-type="string" calcext:value-type="string">
            <text:p>=MID(B2;2;3)</text:p>
          </table:table-cell>
          <table:table-cell table:style-name="ce6" office:value-type="string" calcext:value-type="string">
            <text:p>=MIDB(B2;2;3)</text:p>
          </table:table-cell>
          <table:table-cell table:style-name="ce6" office:value-type="string" calcext:value-type="string">
            <text:p>=LEN(B2)</text:p>
          </table:table-cell>
          <table:table-cell table:style-name="ce6" office:value-type="string" calcext:value-type="string">
            <text:p>=LENB(B2)</text:p>
          </table:table-cell>
          <table:table-cell table:style-name="ce1" table:number-columns-repeated="16373"/>
        </table:table-row>
        <table:table-row table:style-name="ro3">
          <table:table-cell office:value-type="string" calcext:value-type="string">
            <text:p>Formula</text:p>
          </table:table-cell>
          <table:table-cell table:formula="of:=FORMULA([.B4])" office:value-type="string" office:string-value="=MID(B2;2;3)" calcext:value-type="string">
            <text:p>=MID(B2;2;3)</text:p>
          </table:table-cell>
          <table:table-cell table:formula="of:=FORMULA([.C4])" office:value-type="string" office:string-value="=MIDB(B2;2;3)" calcext:value-type="string">
            <text:p>=MIDB(B2;2;3)</text:p>
          </table:table-cell>
          <table:table-cell table:formula="of:=FORMULA([.D4])" office:value-type="string" office:string-value="=LEN(B2)" calcext:value-type="string">
            <text:p>=LEN(B2)</text:p>
          </table:table-cell>
          <table:table-cell table:formula="of:=FORMULA([.E4])" office:value-type="string" office:string-value="=LENB(B2)" calcext:value-type="string">
            <text:p>=LENB(B2)</text:p>
          </table:table-cell>
          <table:table-cell/>
          <table:table-cell office:value-type="string" calcext:value-type="string">
            <text:p>LibreOffice</text:p>
          </table:table-cell>
          <table:table-cell table:number-columns-repeated="2" table:style-name="Spanish_20_normal" office:value-type="string" calcext:value-type="string">
            <text:p>eño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" table:number-columns-repeated="16373"/>
        </table:table-row>
        <table:table-row table:style-name="ro3">
          <table:table-cell office:value-type="string" calcext:value-type="string">
            <text:p>Output</text:p>
          </table:table-cell>
          <table:table-cell table:style-name="Spanish_20_normal" table:formula="of:=MID([.B2];2;3)" office:value-type="string" office:string-value="eño" calcext:value-type="string">
            <text:p>eño</text:p>
          </table:table-cell>
          <table:table-cell table:style-name="Spanish_20_normal" table:formula="of:=MIDB([.B2];2;3)" office:value-type="string" office:string-value="eño" calcext:value-type="string">
            <text:p>eño</text:p>
          </table:table-cell>
          <table:table-cell table:formula="of:=LEN([.B2])" office:value-type="float" office:value="5" calcext:value-type="float">
            <text:p>5</text:p>
          </table:table-cell>
          <table:table-cell table:formula="of:=LENB([.B2])" office:value-type="float" office:value="5" calcext:value-type="float">
            <text:p>5</text:p>
          </table:table-cell>
          <table:table-cell/>
          <table:table-cell office:value-type="string" calcext:value-type="string">
            <text:p>Excel</text:p>
          </table:table-cell>
          <table:table-cell table:number-columns-repeated="2" table:style-name="Spanish_20_normal" office:value-type="string" calcext:value-type="string">
            <text:p>eño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" table:number-columns-repeated="16373"/>
        </table:table-row>
        <table:table-row table:style-name="ro3">
          <table:table-cell table:number-columns-repeated="6"/>
          <table:table-cell office:value-type="string" calcext:value-type="string">
            <text:p>Google</text:p>
          </table:table-cell>
          <table:table-cell table:number-columns-repeated="2" table:style-name="ce11" office:value-type="string" calcext:value-type="string">
            <text:p>eño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style-name="ce1" table:number-columns-repeated="16373"/>
        </table:table-row>
        <table:table-row table:style-name="ro3">
          <table:table-cell table:number-columns-repeated="6"/>
          <table:table-cell office:value-type="string" calcext:value-type="string">
            <text:p>Gnumeric</text:p>
          </table:table-cell>
          <table:table-cell office:value-type="string" calcext:value-type="string">
            <text:p>eño</text:p>
          </table:table-cell>
          <table:table-cell office:value-type="string" calcext:value-type="string">
            <text:p>eñ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73"/>
        </table:table-row>
        <table:table-row table:style-name="ro3" table:number-rows-repeated="2">
          <table:table-cell table:number-columns-repeated="11"/>
          <table:table-cell table:style-name="ce1" table:number-columns-repeated="16373"/>
        </table:table-row>
        <table:table-row table:style-name="ro2">
          <table:table-cell office:value-type="string" calcext:value-type="string">
            <text:p>Input</text:p>
          </table:table-cell>
          <table:table-cell table:style-name="Spanish" office:value-type="string" calcext:value-type="string">
            <text:p>Señor</text:p>
          </table:table-cell>
          <table:table-cell office:value-type="string" calcext:value-type="string">
            <text:p>Unicode points</text:p>
          </table:table-cell>
          <table:table-cell table:style-name="ce3" office:value-type="string" calcext:value-type="string" table:number-columns-spanned="2" table:number-rows-spanned="1">
            <text:p>U+0053 U+0065 <text:s/>U+006E U+0303 U+006f U+0072</text:p>
          </table:table-cell>
          <table:covered-table-cell/>
          <table:table-cell table:number-columns-repeated="2"/>
          <table:table-cell table:style-name="ce6" office:value-type="string" calcext:value-type="string">
            <text:p>=MID(B9;2;3)</text:p>
          </table:table-cell>
          <table:table-cell table:style-name="ce6" office:value-type="string" calcext:value-type="string">
            <text:p>=MIDB(B9;2;3)</text:p>
          </table:table-cell>
          <table:table-cell table:style-name="ce6" office:value-type="string" calcext:value-type="string">
            <text:p>=LEN(B9)</text:p>
          </table:table-cell>
          <table:table-cell table:style-name="ce6" office:value-type="string" calcext:value-type="string">
            <text:p>=LENB(B9)</text:p>
          </table:table-cell>
          <table:table-cell table:style-name="ce1" table:number-columns-repeated="16373"/>
        </table:table-row>
        <table:table-row table:style-name="ro3">
          <table:table-cell office:value-type="string" calcext:value-type="string">
            <text:p>Formula</text:p>
          </table:table-cell>
          <table:table-cell table:formula="of:=FORMULA([.B11])" office:value-type="string" office:string-value="=MID(B9;2;3)" calcext:value-type="string">
            <text:p>=MID(B9;2;3)</text:p>
          </table:table-cell>
          <table:table-cell table:formula="of:=FORMULA([.C11])" office:value-type="string" office:string-value="=MIDB(B9;2;3)" calcext:value-type="string">
            <text:p>=MIDB(B9;2;3)</text:p>
          </table:table-cell>
          <table:table-cell table:formula="of:=FORMULA([.D11])" office:value-type="string" office:string-value="=LEN(B9)" calcext:value-type="string">
            <text:p>=LEN(B9)</text:p>
          </table:table-cell>
          <table:table-cell table:formula="of:=FORMULA([.E11])" office:value-type="string" office:string-value="=LENB(B9)" calcext:value-type="string">
            <text:p>=LENB(B9)</text:p>
          </table:table-cell>
          <table:table-cell/>
          <table:table-cell office:value-type="string" calcext:value-type="string">
            <text:p>LibreOffice</text:p>
          </table:table-cell>
          <table:table-cell table:number-columns-repeated="2" table:style-name="Spanish_20_normal" office:value-type="string" calcext:value-type="string">
            <text:p>eñ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" table:number-columns-repeated="16373"/>
        </table:table-row>
        <table:table-row table:style-name="ro3">
          <table:table-cell office:value-type="string" calcext:value-type="string">
            <text:p>Output</text:p>
          </table:table-cell>
          <table:table-cell table:style-name="Spanish_20_normal" table:formula="of:=MID([.B9];2;3)" office:value-type="string" office:string-value="eñ" calcext:value-type="string">
            <text:p>eñ</text:p>
          </table:table-cell>
          <table:table-cell table:style-name="Spanish_20_normal" table:formula="of:=MIDB([.B9];2;3)" office:value-type="string" office:string-value="eñ" calcext:value-type="string">
            <text:p>eñ</text:p>
          </table:table-cell>
          <table:table-cell table:formula="of:=LEN([.B9])" office:value-type="float" office:value="6" calcext:value-type="float">
            <text:p>6</text:p>
          </table:table-cell>
          <table:table-cell table:formula="of:=LENB([.B9])" office:value-type="float" office:value="6" calcext:value-type="float">
            <text:p>6</text:p>
          </table:table-cell>
          <table:table-cell/>
          <table:table-cell office:value-type="string" calcext:value-type="string">
            <text:p>Excel</text:p>
          </table:table-cell>
          <table:table-cell table:number-columns-repeated="2" table:style-name="Spanish_20_normal" office:value-type="string" calcext:value-type="string">
            <text:p>eñ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" table:number-columns-repeated="16373"/>
        </table:table-row>
        <table:table-row table:style-name="ro3">
          <table:table-cell table:number-columns-repeated="6"/>
          <table:table-cell office:value-type="string" calcext:value-type="string">
            <text:p>Google</text:p>
          </table:table-cell>
          <table:table-cell table:number-columns-repeated="2" table:style-name="ce11" office:value-type="string" calcext:value-type="string">
            <text:p>eñ</text:p>
          </table:table-cell>
          <table:table-cell table:number-columns-repeated="2" table:style-name="ce13" office:value-type="float" office:value="6" calcext:value-type="float">
            <text:p>6</text:p>
          </table:table-cell>
          <table:table-cell table:style-name="ce1" table:number-columns-repeated="16373"/>
        </table:table-row>
        <table:table-row table:style-name="ro3">
          <table:table-cell table:number-columns-repeated="6"/>
          <table:table-cell office:value-type="string" calcext:value-type="string">
            <text:p>Gnumeric</text:p>
          </table:table-cell>
          <table:table-cell office:value-type="string" calcext:value-type="string">
            <text:p>eñ</text:p>
          </table:table-cell>
          <table:table-cell office:value-type="string" calcext:value-type="string">
            <text:p>e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73"/>
        </table:table-row>
        <table:table-row table:style-name="ro3" table:number-rows-repeated="2">
          <table:table-cell table:number-columns-repeated="11"/>
          <table:table-cell table:style-name="ce1" table:number-columns-repeated="16373"/>
        </table:table-row>
        <table:table-row table:style-name="ro1">
          <table:table-cell office:value-type="string" calcext:value-type="string">
            <text:p>Input</text:p>
          </table:table-cell>
          <table:table-cell table:style-name="Japanese" office:value-type="string" calcext:value-type="string">
            <text:p>桜祭り</text:p>
          </table:table-cell>
          <table:table-cell office:value-type="string" calcext:value-type="string">
            <text:p>Unicode points</text:p>
          </table:table-cell>
          <table:table-cell office:value-type="string" calcext:value-type="string" table:number-columns-spanned="2" table:number-rows-spanned="1">
            <text:p>U+685c U+796d U+308a</text:p>
          </table:table-cell>
          <table:covered-table-cell/>
          <table:table-cell/>
          <table:table-cell table:style-name="Default"/>
          <table:table-cell table:style-name="ce6" office:value-type="string" calcext:value-type="string">
            <text:p>=MID(B17;1;2)</text:p>
          </table:table-cell>
          <table:table-cell table:style-name="ce6" office:value-type="string" calcext:value-type="string">
            <text:p>=MIDB(B17;1;2)</text:p>
          </table:table-cell>
          <table:table-cell table:style-name="ce6" office:value-type="string" calcext:value-type="string">
            <text:p>=LEN(B17)</text:p>
          </table:table-cell>
          <table:table-cell table:style-name="ce6" office:value-type="string" calcext:value-type="string">
            <text:p>=LENB(B17)</text:p>
          </table:table-cell>
          <table:table-cell table:style-name="ce1" table:number-columns-repeated="16373"/>
        </table:table-row>
        <table:table-row table:style-name="ro3">
          <table:table-cell office:value-type="string" calcext:value-type="string">
            <text:p>Formula</text:p>
          </table:table-cell>
          <table:table-cell table:formula="of:=FORMULA([.B18])" office:value-type="string" office:string-value="=MID(B16;1;2)" calcext:value-type="string">
            <text:p>=MID(B16;1;2)</text:p>
          </table:table-cell>
          <table:table-cell table:formula="of:=FORMULA([.C18])" office:value-type="string" office:string-value="=MIDB(B16;1;2)" calcext:value-type="string">
            <text:p>=MIDB(B16;1;2)</text:p>
          </table:table-cell>
          <table:table-cell table:formula="of:=FORMULA([.D18])" office:value-type="string" office:string-value="=LEN(B16)" calcext:value-type="string">
            <text:p>=LEN(B16)</text:p>
          </table:table-cell>
          <table:table-cell table:formula="of:=FORMULA([.E18])" office:value-type="string" office:string-value="=LENB(B16)" calcext:value-type="string">
            <text:p>=LENB(B16)</text:p>
          </table:table-cell>
          <table:table-cell/>
          <table:table-cell table:style-name="Default"/>
          <table:table-cell table:style-name="ce6" office:value-type="string" calcext:value-type="string">
            <text:p>=RIGHT(B17;2)</text:p>
          </table:table-cell>
          <table:table-cell table:style-name="ce6" office:value-type="string" calcext:value-type="string">
            <text:p>=RIGHTB(B17;2)</text:p>
          </table:table-cell>
          <table:table-cell table:style-name="ce6" table:number-columns-repeated="2"/>
          <table:table-cell table:style-name="ce1" table:number-columns-repeated="16373"/>
        </table:table-row>
        <table:table-row table:style-name="ro3">
          <table:table-cell office:value-type="string" calcext:value-type="string">
            <text:p>Output</text:p>
          </table:table-cell>
          <table:table-cell table:style-name="Japanese_20_normal" table:formula="of:=MID([.B16];1;2)" office:value-type="string" office:string-value="桜祭" calcext:value-type="string">
            <text:p>桜祭</text:p>
          </table:table-cell>
          <table:table-cell table:style-name="Japanese_20_normal" table:formula="of:=MIDB([.B16];1;2)" office:value-type="string" office:string-value="桜" calcext:value-type="string">
            <text:p>桜</text:p>
          </table:table-cell>
          <table:table-cell table:formula="of:=LEN([.B16])" office:value-type="float" office:value="3" calcext:value-type="float">
            <text:p>3</text:p>
          </table:table-cell>
          <table:table-cell table:formula="of:=LENB([.B16])" office:value-type="float" office:value="6" calcext:value-type="float">
            <text:p>6</text:p>
          </table:table-cell>
          <table:table-cell/>
          <table:table-cell office:value-type="string" calcext:value-type="string">
            <text:p>LibreOffice</text:p>
          </table:table-cell>
          <table:table-cell table:style-name="Japanese_20_normal" office:value-type="string" calcext:value-type="string">
            <text:p>桜祭</text:p>
          </table:table-cell>
          <table:table-cell table:style-name="Japanese_20_normal" office:value-type="string" calcext:value-type="string">
            <text:p>桜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73"/>
        </table:table-row>
        <table:table-row table:style-name="ro3">
          <table:table-cell office:value-type="string" calcext:value-type="string">
            <text:p>Formula</text:p>
          </table:table-cell>
          <table:table-cell table:formula="of:=FORMULA([.B20])" office:value-type="string" office:string-value="=RIGHT(B16;2)" calcext:value-type="string">
            <text:p>=RIGHT(B16;2)</text:p>
          </table:table-cell>
          <table:table-cell table:formula="of:=FORMULA([.C20])" office:value-type="string" office:string-value="=RIGHTB(B16;2)" calcext:value-type="string">
            <text:p>=RIGHTB(B16;2)</text:p>
          </table:table-cell>
          <table:table-cell table:number-columns-repeated="4"/>
          <table:table-cell table:style-name="Japanese_20_normal" office:value-type="string" calcext:value-type="string">
            <text:p>祭り</text:p>
          </table:table-cell>
          <table:table-cell table:style-name="Japanese_20_normal" office:value-type="string" calcext:value-type="string">
            <text:p>り</text:p>
          </table:table-cell>
          <table:table-cell table:number-columns-repeated="2"/>
          <table:table-cell table:style-name="ce1" table:number-columns-repeated="16373"/>
        </table:table-row>
        <table:table-row table:style-name="ro3">
          <table:table-cell office:value-type="string" calcext:value-type="string">
            <text:p>Output</text:p>
          </table:table-cell>
          <table:table-cell table:style-name="Japanese_20_normal" table:formula="of:=RIGHT([.B16];2)" office:value-type="string" office:string-value="祭り" calcext:value-type="string">
            <text:p>祭り</text:p>
          </table:table-cell>
          <table:table-cell table:style-name="Japanese_20_normal" table:formula="of:=RIGHTB([.B16];2)" office:value-type="string" office:string-value="り" calcext:value-type="string">
            <text:p>り</text:p>
          </table:table-cell>
          <table:table-cell table:number-columns-repeated="3"/>
          <table:table-cell office:value-type="string" calcext:value-type="string">
            <text:p>Excel</text:p>
          </table:table-cell>
          <table:table-cell table:number-columns-repeated="2" table:style-name="ce8" office:value-type="string" calcext:value-type="string">
            <text:p>桜祭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" table:number-columns-repeated="16373"/>
        </table:table-row>
        <table:table-row table:style-name="ro3">
          <table:table-cell table:number-columns-repeated="7"/>
          <table:table-cell table:number-columns-repeated="2" table:style-name="ce8" office:value-type="string" calcext:value-type="string">
            <text:p>祭り</text:p>
          </table:table-cell>
          <table:table-cell table:number-columns-repeated="2"/>
          <table:table-cell table:style-name="ce1" table:number-columns-repeated="16373"/>
        </table:table-row>
        <table:table-row table:style-name="ro3">
          <table:table-cell table:number-columns-repeated="6"/>
          <table:table-cell office:value-type="string" calcext:value-type="string">
            <text:p>Google</text:p>
          </table:table-cell>
          <table:table-cell table:style-name="Japanese_20_normal" office:value-type="string" calcext:value-type="string">
            <text:p>桜祭</text:p>
          </table:table-cell>
          <table:table-cell table:style-name="Japanese_20_normal" office:value-type="string" calcext:value-type="string">
            <text:p>桜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table:style-name="ce1" table:number-columns-repeated="16373"/>
        </table:table-row>
        <table:table-row table:style-name="ro3">
          <table:table-cell table:number-columns-repeated="7"/>
          <table:table-cell table:style-name="Japanese_20_normal" office:value-type="string" calcext:value-type="string">
            <text:p>祭り</text:p>
          </table:table-cell>
          <table:table-cell table:style-name="Japanese_20_normal" office:value-type="string" calcext:value-type="string">
            <text:p>り</text:p>
          </table:table-cell>
          <table:table-cell table:style-name="ce13" table:number-columns-repeated="2"/>
          <table:table-cell table:style-name="ce1" table:number-columns-repeated="16373"/>
        </table:table-row>
        <table:table-row table:style-name="ro3">
          <table:table-cell table:number-columns-repeated="6"/>
          <table:table-cell office:value-type="string" calcext:value-type="string">
            <text:p>Gnumeric</text:p>
          </table:table-cell>
          <table:table-cell table:style-name="Japanese_20_normal" office:value-type="string" calcext:value-type="string">
            <text:p>桜祭</text:p>
          </table:table-cell>
          <table:table-cell table:style-name="Japanese_20_normal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" table:number-columns-repeated="16373"/>
        </table:table-row>
        <table:table-row table:style-name="ro3">
          <table:table-cell table:number-columns-repeated="7"/>
          <table:table-cell table:style-name="Japanese_20_normal" office:value-type="string" calcext:value-type="string">
            <text:p>祭り</text:p>
          </table:table-cell>
          <table:table-cell table:number-columns-repeated="3"/>
          <table:table-cell table:style-name="ce1" table:number-columns-repeated="16373"/>
        </table:table-row>
        <table:table-row table:style-name="ro3">
          <table:table-cell table:number-columns-repeated="7"/>
          <table:table-cell table:style-name="Japanese_20_normal"/>
          <table:table-cell table:number-columns-repeated="3"/>
          <table:table-cell table:style-name="ce1" table:number-columns-repeated="16373"/>
        </table:table-row>
        <table:table-row table:style-name="ro3">
          <table:table-cell table:number-columns-repeated="11"/>
          <table:table-cell table:style-name="ce1" table:number-columns-repeated="16373"/>
        </table:table-row>
        <table:table-row table:style-name="ro2">
          <table:table-cell office:value-type="string" calcext:value-type="string">
            <text:p>Input</text:p>
          </table:table-cell>
          <table:table-cell table:style-name="Math" office:value-type="string" calcext:value-type="string">
            <text:p>𝓜𝓪𝓽𝓻𝓲𝔁</text:p>
          </table:table-cell>
          <table:table-cell office:value-type="string" calcext:value-type="string">
            <text:p>Unicode points</text:p>
          </table:table-cell>
          <table:table-cell table:style-name="ce10" office:value-type="string" calcext:value-type="string" table:number-columns-spanned="2" table:number-rows-spanned="1">
            <text:p>U+1d4dc U+1d4ea U+1d4fd U+1d4fb U+1d4f2 U+1d501</text:p>
          </table:table-cell>
          <table:covered-table-cell/>
          <table:table-cell table:number-columns-repeated="2"/>
          <table:table-cell table:style-name="ce6" office:value-type="string" calcext:value-type="string">
            <text:p>=MID(B29;1;2)</text:p>
          </table:table-cell>
          <table:table-cell table:style-name="ce6" office:value-type="string" calcext:value-type="string">
            <text:p>=MID(B29;1;3)</text:p>
          </table:table-cell>
          <table:table-cell table:style-name="ce6" office:value-type="string" calcext:value-type="string">
            <text:p>=MID(B29;1;4)</text:p>
          </table:table-cell>
          <table:table-cell table:style-name="ce6" office:value-type="string" calcext:value-type="string">
            <text:p>=LEN(B29)</text:p>
          </table:table-cell>
          <table:table-cell table:style-name="ce1" table:number-columns-repeated="16373"/>
        </table:table-row>
        <table:table-row table:style-name="ro3">
          <table:table-cell office:value-type="string" calcext:value-type="string">
            <text:p>Formula</text:p>
          </table:table-cell>
          <table:table-cell table:formula="of:=FORMULA([.B30])" office:value-type="string" office:string-value="=MID(B28;1;2)" calcext:value-type="string">
            <text:p>=MID(B28;1;2)</text:p>
          </table:table-cell>
          <table:table-cell table:formula="of:=FORMULA([.C30])" office:value-type="string" office:string-value="=MID(B28;1;3)" calcext:value-type="string">
            <text:p>=MID(B28;1;3)</text:p>
          </table:table-cell>
          <table:table-cell table:formula="of:=FORMULA([.D30])" office:value-type="string" office:string-value="=MID(B28;1;4)" calcext:value-type="string">
            <text:p>=MID(B28;1;4)</text:p>
          </table:table-cell>
          <table:table-cell table:formula="of:=FORMULA([.E30])" office:value-type="string" office:string-value="=LEN(B28)" calcext:value-type="string">
            <text:p>=LEN(B28)</text:p>
          </table:table-cell>
          <table:table-cell/>
          <table:table-cell table:style-name="Default"/>
          <table:table-cell table:style-name="ce6" office:value-type="string" calcext:value-type="string">
            <text:p>=MIDB(B29;1;2)</text:p>
          </table:table-cell>
          <table:table-cell table:style-name="ce6" office:value-type="string" calcext:value-type="string">
            <text:p>=MIDB(B29;1;3)</text:p>
          </table:table-cell>
          <table:table-cell table:style-name="ce6" office:value-type="string" calcext:value-type="string">
            <text:p>=MIDB(B29;1;4)</text:p>
          </table:table-cell>
          <table:table-cell table:style-name="ce6" office:value-type="string" calcext:value-type="string">
            <text:p>=LENB(B29)</text:p>
          </table:table-cell>
          <table:table-cell table:style-name="ce1" table:number-columns-repeated="16373"/>
        </table:table-row>
        <table:table-row table:style-name="ro3">
          <table:table-cell office:value-type="string" calcext:value-type="string">
            <text:p>Output</text:p>
          </table:table-cell>
          <table:table-cell table:style-name="Math_20_normal" table:formula="of:=MID([.B28];1;2)" office:value-type="string" office:string-value="𝓜𝓪" calcext:value-type="string">
            <text:p>𝓜𝓪</text:p>
          </table:table-cell>
          <table:table-cell table:style-name="Math_20_normal" table:formula="of:=MID([.B28];1;3)" office:value-type="string" office:string-value="𝓜𝓪𝓽" calcext:value-type="string">
            <text:p>𝓜𝓪𝓽</text:p>
          </table:table-cell>
          <table:table-cell table:style-name="Math_20_normal" table:formula="of:=MID([.B28];1;4)" office:value-type="string" office:string-value="𝓜𝓪𝓽𝓻" calcext:value-type="string">
            <text:p>𝓜𝓪𝓽𝓻</text:p>
          </table:table-cell>
          <table:table-cell table:formula="of:=LEN([.B28])" office:value-type="float" office:value="6" calcext:value-type="float">
            <text:p>6</text:p>
          </table:table-cell>
          <table:table-cell/>
          <table:table-cell office:value-type="string" calcext:value-type="string">
            <text:p>LibreOffice</text:p>
          </table:table-cell>
          <table:table-cell table:style-name="Math_20_normal" office:value-type="string" calcext:value-type="string">
            <text:p>𝓜𝓪</text:p>
          </table:table-cell>
          <table:table-cell table:style-name="Math_20_normal" office:value-type="string" calcext:value-type="string">
            <text:p>𝓜𝓪𝓽</text:p>
          </table:table-cell>
          <table:table-cell table:style-name="Math_20_normal" office:value-type="string" calcext:value-type="string">
            <text:p>𝓜𝓪𝓽𝓻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73"/>
        </table:table-row>
        <table:table-row table:style-name="ro3">
          <table:table-cell office:value-type="string" calcext:value-type="string">
            <text:p>Formula</text:p>
          </table:table-cell>
          <table:table-cell table:formula="of:=FORMULA([.B32])" office:value-type="string" office:string-value="=MIDB(B28;1;2)" calcext:value-type="string">
            <text:p>=MIDB(B28;1;2)</text:p>
          </table:table-cell>
          <table:table-cell table:formula="of:=FORMULA([.C32])" office:value-type="string" office:string-value="=MIDB(B28;1;3)" calcext:value-type="string">
            <text:p>=MIDB(B28;1;3)</text:p>
          </table:table-cell>
          <table:table-cell table:formula="of:=FORMULA([.D32])" office:value-type="string" office:string-value="=MIDB(B28;1;4)" calcext:value-type="string">
            <text:p>=MIDB(B28;1;4)</text:p>
          </table:table-cell>
          <table:table-cell table:formula="of:=FORMULA([.E32])" office:value-type="string" office:string-value="=LENB(B28)" calcext:value-type="string">
            <text:p>=LENB(B28)</text:p>
          </table:table-cell>
          <table:table-cell table:number-columns-repeated="2"/>
          <table:table-cell table:style-name="Math_20_normal" office:value-type="string" calcext:value-type="string">
            <text:p/>
          </table:table-cell>
          <table:table-cell table:style-name="Math_20_normal" office:value-type="string" calcext:value-type="string">
            <text:p><text:s/></text:p>
          </table:table-cell>
          <table:table-cell table:style-name="Math_20_normal" office:value-type="string" calcext:value-type="string">
            <text:p>𝓜</text:p>
          </table:table-cell>
          <table:table-cell office:value-type="float" office:value="24" calcext:value-type="float">
            <text:p>24</text:p>
          </table:table-cell>
          <table:table-cell table:style-name="ce1" table:number-columns-repeated="16373"/>
        </table:table-row>
        <table:table-row table:style-name="ro3">
          <table:table-cell office:value-type="string" calcext:value-type="string">
            <text:p>Output</text:p>
          </table:table-cell>
          <table:table-cell table:style-name="Math_20_normal" table:formula="of:=MIDB([.B28];1;2)" office:value-type="string" office:string-value="" calcext:value-type="string">
            <text:p/>
          </table:table-cell>
          <table:table-cell table:style-name="Math_20_normal" table:formula="of:=MIDB([.B28];1;3)" office:value-type="string" office:string-value=" " calcext:value-type="string">
            <text:p><text:s/></text:p>
          </table:table-cell>
          <table:table-cell table:style-name="Math_20_normal" table:formula="of:=MIDB([.B28];1;4)" office:value-type="string" office:string-value="𝓜" calcext:value-type="string">
            <text:p>𝓜</text:p>
          </table:table-cell>
          <table:table-cell table:formula="of:=LENB([.B28])" office:value-type="float" office:value="24" calcext:value-type="float">
            <text:p>24</text:p>
          </table:table-cell>
          <table:table-cell/>
          <table:table-cell office:value-type="string" calcext:value-type="string">
            <text:p>Excel</text:p>
          </table:table-cell>
          <table:table-cell table:number-columns-repeated="2" table:style-name="Math_20_normal" office:value-type="string" calcext:value-type="string">
            <text:p>𝓜</text:p>
          </table:table-cell>
          <table:table-cell table:style-name="Math_20_normal" office:value-type="string" calcext:value-type="string">
            <text:p>𝓜𝓪</text:p>
          </table:table-cell>
          <table:table-cell office:value-type="float" office:value="12" calcext:value-type="float">
            <text:p>12</text:p>
          </table:table-cell>
          <table:table-cell table:style-name="ce1" table:number-columns-repeated="16373"/>
        </table:table-row>
        <table:table-row table:style-name="ro3">
          <table:table-cell table:number-columns-repeated="6"/>
          <table:table-cell table:style-name="Default"/>
          <table:table-cell table:number-columns-repeated="2" table:style-name="Math_20_normal" office:value-type="string" calcext:value-type="string">
            <text:p>𝓜</text:p>
          </table:table-cell>
          <table:table-cell table:style-name="Math_20_normal" office:value-type="string" calcext:value-type="string">
            <text:p>𝓜𝓪</text:p>
          </table:table-cell>
          <table:table-cell office:value-type="float" office:value="12" calcext:value-type="float">
            <text:p>12</text:p>
          </table:table-cell>
          <table:table-cell table:style-name="ce1" table:number-columns-repeated="16373"/>
        </table:table-row>
        <table:table-row table:style-name="ro3">
          <table:table-cell table:number-columns-repeated="6"/>
          <table:table-cell office:value-type="string" calcext:value-type="string">
            <text:p>Google</text:p>
          </table:table-cell>
          <table:table-cell table:style-name="Math_20_normal" office:value-type="string" calcext:value-type="string">
            <text:p>𝓜</text:p>
          </table:table-cell>
          <table:table-cell table:style-name="Math_20_normal" office:value-type="string" calcext:value-type="string">
            <text:p>𝓜?</text:p>
          </table:table-cell>
          <table:table-cell table:style-name="Math_20_normal" office:value-type="string" calcext:value-type="string">
            <text:p>𝓜𝓪</text:p>
          </table:table-cell>
          <table:table-cell table:style-name="ce13" office:value-type="float" office:value="12" calcext:value-type="float">
            <text:p>12</text:p>
          </table:table-cell>
          <table:table-cell table:style-name="ce1" table:number-columns-repeated="16373"/>
        </table:table-row>
        <table:table-row table:style-name="ro3">
          <table:table-cell table:number-columns-repeated="7"/>
          <table:table-cell table:style-name="Math_20_normal" office:value-type="string" calcext:value-type="string">
            <text:p>?</text:p>
          </table:table-cell>
          <table:table-cell table:number-columns-repeated="2" table:style-name="Math_20_normal" office:value-type="string" calcext:value-type="string">
            <text:p>𝓜</text:p>
          </table:table-cell>
          <table:table-cell table:style-name="ce13" office:value-type="float" office:value="24" calcext:value-type="float">
            <text:p>24</text:p>
          </table:table-cell>
          <table:table-cell table:style-name="ce1" table:number-columns-repeated="16373"/>
        </table:table-row>
        <table:table-row table:style-name="ro3">
          <table:table-cell table:number-columns-repeated="6"/>
          <table:table-cell office:value-type="string" calcext:value-type="string">
            <text:p>Gnumeric</text:p>
          </table:table-cell>
          <table:table-cell table:style-name="Math_20_normal" office:value-type="string" calcext:value-type="string">
            <text:p>𝓜𝓪</text:p>
          </table:table-cell>
          <table:table-cell table:style-name="Math_20_normal" office:value-type="string" calcext:value-type="string">
            <text:p>𝓜𝓪𝓽</text:p>
          </table:table-cell>
          <table:table-cell table:style-name="Math_20_normal" office:value-type="string" calcext:value-type="string">
            <text:p>𝓜𝓪𝓽𝓻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73"/>
        </table:table-row>
        <table:table-row table:style-name="ro3">
          <table:table-cell table:number-columns-repeated="7"/>
          <table:table-cell table:style-name="Math_20_normal" table:number-columns-repeated="2"/>
          <table:table-cell table:style-name="Math_20_normal" office:value-type="string" calcext:value-type="string">
            <text:p>𝓜</text:p>
          </table:table-cell>
          <table:table-cell office:value-type="float" office:value="24" calcext:value-type="float">
            <text:p>24</text:p>
          </table:table-cell>
          <table:table-cell table:style-name="ce1" table:number-columns-repeated="16373"/>
        </table:table-row>
        <table:table-row table:style-name="ro3">
          <table:table-cell table:number-columns-repeated="11"/>
          <table:table-cell table:style-name="ce1" table:number-columns-repeated="16373"/>
        </table:table-row>
        <table:table-row table:style-name="ro3">
          <table:table-cell table:number-columns-repeated="6"/>
          <table:table-cell table:style-name="Default" table:number-columns-repeated="5"/>
          <table:table-cell table:style-name="ce1" table:number-columns-repeated="16373"/>
        </table:table-row>
        <table:table-row table:style-name="ro3" table:number-rows-repeated="1048536">
          <table:table-cell table:number-columns-repeated="11"/>
          <table:table-cell table:style-name="ce1" table:number-columns-repeated="16373"/>
        </table:table-row>
        <table:table-row table:style-name="ro4">
          <table:table-cell table:number-columns-repeated="11"/>
          <table:table-cell table:style-name="ce1"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adornments="Regular" style:font-family-generic="modern" style:font-pitch="fixed"/>
    <style:font-face style:name="Noto Sans JP" svg:font-family="'Noto Sans JP'" style:font-family-generic="system" style:font-pitch="variable"/>
    <style:font-face style:name="Quattrocento Sans" svg:font-family="'Quattrocento Sans'"/>
    <style:font-face style:name="STIX Two Math" svg:font-family="'STIX Two Math'" style:font-adornments="Regular" style:font-family-generic="roman" style:font-pitch="variable"/>
    <style:font-face style:name="Segoe UI" svg:font-family="'Segoe UI'"/>
    <style:font-face style:name="Segoe UI1" svg:font-family="'Segoe UI'" style:font-adornments="Regular" style:font-family-generic="swiss" style:font-pitch="variable"/>
    <style:font-face style:name="Segoe UI2" svg:font-family="'Segoe UI'" style:font-family-generic="swiss" style:font-pitch="variable"/>
  </office:font-face-decls>
  <office:styles>
    <style:default-style style:family="table-cell">
      <style:paragraph-properties style:tab-stop-distance="1.2cm"/>
      <style:text-properties style:font-name="Liberation Sans" fo:font-size="10pt" fo:language="de" fo:country="DE" style:font-name-asian="Noto Sans JP" style:font-size-asian="10pt" style:language-asian="ja" style:country-asian="JP" style:font-name-complex="Liberation Sans1" style:font-size-complex="10pt" style:language-complex="he" style:country-complex="IL"/>
    </style:default-style>
    <style:default-style style:family="graphic">
      <style:graphic-properties draw:stroke="solid" svg:stroke-width="0.053cm" svg:stroke-color="#042433" svg:stroke-opacity="100%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e" style:country-complex="IL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number:text-style style:name="N20100" number:language="ja" number:country="JP">
      <number:text-content/>
    </number:text-style>
    <number:text-style style:name="N30100" number:language="es" number:country="ES">
      <number:text-content/>
    </number:text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 style:data-style-name="N10000">
      <style:table-cell-properties fo:background-color="transparent" style:vertical-align="middle"/>
      <style:text-properties fo:color="#000000" style:font-name="Aptos Narrow" fo:font-family="'Aptos Narrow'" fo:font-size="11pt" fo:language="en" fo:country="US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erman" style:family="table-cell" style:parent-style-name="Default" style:data-style-name="N10100">
      <style:table-cell-properties style:cell-protect="none" style:print-content="true" fo:background-color="transparent" style:vertical-align="automatic"/>
      <style:text-properties style:font-name="Segoe UI" fo:font-family="'Segoe UI'" fo:font-size="14pt" style:font-name-asian="Segoe UI" style:font-family-asian="'Segoe UI'" style:font-size-asian="14pt" style:font-name-complex="Segoe UI" style:font-family-complex="'Segoe UI'" style:font-size-complex="14pt"/>
    </style:style>
    <style:style style:name="Japanese" style:family="table-cell" style:parent-style-name="Japanese_20_normal" style:data-style-name="N20100">
      <style:table-cell-properties fo:background-color="transparent" style:vertical-align="automatic"/>
      <style:text-properties fo:color="#0000ff" fo:font-size="14pt" style:font-size-asian="14pt"/>
    </style:style>
    <style:style style:name="Math" style:family="table-cell" style:parent-style-name="Math_20_normal" style:data-style-name="N10100">
      <style:table-cell-properties fo:background-color="transparent"/>
      <style:text-properties fo:color="#0000ff" fo:font-size="14pt"/>
    </style:style>
    <style:style style:name="Spanish" style:family="table-cell" style:parent-style-name="Spanish_20_normal" style:data-style-name="N30100">
      <style:table-cell-properties style:cell-protect="none" style:print-content="true" fo:background-color="transparent" style:vertical-align="automatic"/>
      <style:text-properties fo:color="#0000ff" fo:font-size="14pt"/>
    </style:style>
    <style:style style:name="Spanish_20_normal" style:display-name="Spanish normal" style:family="table-cell" style:parent-style-name="Default" style:data-style-name="N30100">
      <style:table-cell-properties style:vertical-align="middle"/>
      <style:text-properties style:use-window-font-color="true" style:font-name="Segoe UI1" fo:font-family="'Segoe UI'" style:font-style-name="Regular" style:font-family-generic="swiss" style:font-pitch="variable" fo:font-size="11pt" fo:language="es" fo:country="ES"/>
    </style:style>
    <style:style style:name="Japanese_20_normal" style:display-name="Japanese normal" style:family="table-cell" style:parent-style-name="Default" style:data-style-name="N20100">
      <style:table-cell-properties style:cell-protect="none" style:print-content="true"/>
      <style:text-properties style:use-window-font-color="true" style:font-name-asian="NSimSun" style:font-family-asian="NSimSun" style:font-style-name-asian="Regular" style:font-family-generic-asian="modern" style:font-pitch-asian="fixed"/>
    </style:style>
    <style:style style:name="Math_20_normal" style:display-name="Math normal" style:family="table-cell" style:parent-style-name="Default" style:data-style-name="N10100">
      <style:text-properties style:use-window-font-color="true" style:font-name="STIX Two Math" fo:font-family="'STIX Two Math'" style:font-style-name="Regular" style:font-family-generic="roman" style:font-pitch="variable" fo:font-size="11pt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4">00.00.0000</text:date>, <text:time style:data-style-name="N2" text:time-value="15:46:34.549781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ODev_en/26.8.0.0.alpha0$Windows_X86_64 LibreOffice_project/680$Build-0</meta:generator>
    <meta:initial-creator>Regina Henschel</meta:initial-creator>
    <meta:creation-date>2026-02-11T10:35:16Z</meta:creation-date>
    <dc:date>2026-02-14T16:08:05.060819500</dc:date>
    <meta:editing-duration>PT1H8M13S</meta:editing-duration>
    <meta:editing-cycles>16</meta:editing-cycles>
    <dc:creator>Regina Henschel</dc:creator>
    <meta:document-statistic meta:table-count="1" meta:cell-count="195" meta:object-count="0"/>
  </office:meta>
</office:document-meta>
</file>